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Gill Sans MT" svg:font-family="'Gill Sans MT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officeooo:rsid="00089856" officeooo:paragraph-rsid="00089856" style:font-size-asian="16pt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6pt" officeooo:rsid="00089856" officeooo:paragraph-rsid="00089856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6pt" fo:font-weight="bold" officeooo:rsid="00089856" officeooo:paragraph-rsid="00089856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officeooo:rsid="00089856" officeooo:paragraph-rsid="00089856"/>
    </style:style>
    <style:style style:name="P5" style:family="paragraph" style:parent-style-name="Standard">
      <style:paragraph-properties fo:text-align="justify" style:justify-single-word="false"/>
      <style:text-properties style:font-name="Times New Roman" officeooo:rsid="00089856" officeooo:paragraph-rsid="00089856"/>
    </style:style>
    <style:style style:name="P6" style:family="paragraph" style:parent-style-name="Standard">
      <style:paragraph-properties fo:text-align="justify" style:justify-single-word="false"/>
      <style:text-properties style:font-name="Times New Roman" officeooo:rsid="000d5485" officeooo:paragraph-rsid="000d5485"/>
    </style:style>
    <style:style style:name="P7" style:family="paragraph" style:parent-style-name="Standard">
      <style:paragraph-properties fo:text-align="justify" style:justify-single-word="false"/>
      <style:text-properties style:font-name="Times New Roman" officeooo:rsid="000f4a81" officeooo:paragraph-rsid="000f4a81"/>
    </style:style>
    <style:style style:name="P8" style:family="paragraph" style:parent-style-name="Standard">
      <style:paragraph-properties fo:text-align="justify" style:justify-single-word="false"/>
      <style:text-properties style:font-name="Times New Roman" officeooo:rsid="00109f6c" officeooo:paragraph-rsid="00109f6c"/>
    </style:style>
    <style:style style:name="P9" style:family="paragraph" style:parent-style-name="Standard">
      <style:paragraph-properties fo:text-align="justify" style:justify-single-word="false"/>
      <style:text-properties style:font-name="Times New Roman" officeooo:rsid="000b8264" officeooo:paragraph-rsid="000b8264"/>
    </style:style>
    <style:style style:name="P10" style:family="paragraph" style:parent-style-name="Standard">
      <style:paragraph-properties fo:text-align="justify" style:justify-single-word="false"/>
      <style:text-properties style:font-name="Times New Roman" officeooo:rsid="0010a7f2" officeooo:paragraph-rsid="0010a7f2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officeooo:rsid="000d5485" officeooo:paragraph-rsid="000d5485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Times New Roman" officeooo:rsid="0009d436" officeooo:paragraph-rsid="00089856"/>
    </style:style>
    <style:style style:name="P13" style:family="paragraph" style:parent-style-name="Standard">
      <style:paragraph-properties fo:text-align="justify" style:justify-single-word="false"/>
      <style:text-properties style:font-name="Times New Roman" officeooo:rsid="0009d436" officeooo:paragraph-rsid="0009d436"/>
    </style:style>
    <style:style style:name="T1" style:family="text">
      <style:text-properties officeooo:rsid="000f4a8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4a81" style:font-weight-asian="bold" style:font-weight-complex="bold"/>
    </style:style>
    <style:style style:name="T4" style:family="text">
      <style:text-properties fo:font-weight="bold" officeooo:rsid="0010a7f2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09f6c" style:font-weight-asian="normal" style:font-weight-complex="normal"/>
    </style:style>
    <style:style style:name="T7" style:family="text">
      <style:text-properties fo:font-style="normal" style:text-underline-style="none" fo:font-weight="bold" officeooo:rsid="000f4a81" style:font-style-asian="normal" style:font-weight-asian="bold" style:font-style-complex="normal" style:font-weight-complex="bold"/>
    </style:style>
    <style:style style:name="T8" style:family="text">
      <style:text-properties fo:font-style="normal" style:text-underline-style="none" fo:font-weight="bold" officeooo:rsid="00109f6c" style:font-style-asian="normal" style:font-weight-asian="bold" style:font-style-complex="normal" style:font-weight-complex="bold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officeooo:rsid="000f4a81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officeooo:rsid="00109f6c" style:font-style-asian="normal" style:font-weight-asian="normal" style:font-style-complex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normal" officeooo:rsid="0010a7f2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officeooo:rsid="000f4a81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officeooo:rsid="0011fb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o del sistema de toma de decisión</text:p>
      <text:p text:style-name="P3">IKI</text:p>
      <text:p text:style-name="P4"/>
      <text:p text:style-name="P5"/>
      <text:p text:style-name="P2">Donde <text:span text:style-name="T17">se usa</text:span> la toma de decisión</text:p>
      <text:p text:style-name="P5"/>
      <text:p text:style-name="P6"><text:tab/><text:span text:style-name="T16">- Cambio de un estado a otro</text:span></text:p>
      <text:p text:style-name="P5"/>
      <text:p text:style-name="P6">Por defecto nuestro enemigo/bot/guardia, estará o quieto en un punto mirando de lado a lado (estado <text:span text:style-name="T2">vigilar</text:span>), o patrullando una ruta predefinida (estado <text:span text:style-name="T2">patrullar</text:span>).</text:p>
      <text:p text:style-name="P6"/>
      <text:p text:style-name="P6">Nuestro bot puede cambiar de patrullar a vigilar según considere <text:span text:style-name="T12">?¿?¿?¿?¿</text:span></text:p>
      <text:p text:style-name="P6"/>
      <text:p text:style-name="P6">Mientras está en estos estados si ve un ente sospechoso (puede ser el jugador <text:span text:style-name="T12">o ser otro bot ?</text:span><text:span text:style-name="T15">¿?¿</text:span><text:span text:style-name="T12">) </text:span><text:span text:style-name="T1">cambiará a un estado de </text:span><text:span text:style-name="T3">escaneo</text:span><text:span text:style-name="T1">, en el que se quedará quieto mirando al objetivo/ente. Según lo rapido que se mueva y lo lejos que esté el objetivo; nuestro bot aumentará su </text:span><text:span text:style-name="T7">grado de sospecha</text:span><text:span text:style-name="T10">.</text:span></text:p>
      <text:p text:style-name="P6"><text:span text:style-name="T10"/></text:p>
      <text:p text:style-name="P7"><text:span text:style-name="T9">Si el jugador sale del campo de visión durante el escaneo, el bot tomará una decisión, según su nivel de sospecha y la distancia a la que se encontraba el ente. </text:span><text:span text:style-name="T11">Si por el contrario termina el escaneo, quiere decir que ha detectado al jugador y entrará en modo </text:span><text:span text:style-name="T8">combate</text:span><text:span text:style-name="T11">. Si lo que ha detectado es un aliado, la </text:span><text:span text:style-name="T8">sospecha</text:span><text:span text:style-name="T11"> se reducirá y seguirá con su rutina.</text:span></text:p>
      <text:p text:style-name="P5"/>
      <text:p text:style-name="P8">Para completar el escaneado el bot debe permanecer escaneando un tiempo de <text:span text:style-name="T2">1 a 5 segundos</text:span><text:span text:style-name="T5">, según si la distancia es corta, media o larga. </text:span><text:span text:style-name="T13">(La distancia a pesar de ser una variable de logica difusa, aqui se implimentara </text:span><text:span text:style-name="T14">de manera estricta, de momento</text:span><text:span text:style-name="T13">)</text:span><text:span text:style-name="T5"> </text:span></text:p>
      <text:p text:style-name="P5"/>
      <text:p text:style-name="P9">El enemigo decide realizar una accion determinada al detectar algo sospechoso, utilizara la <text:span text:style-name="T2">logica difusa</text:span> para elegir entre, <text:span text:style-name="T2">ignorar</text:span><text:span text:style-name="T5"> </text:span><text:span text:style-name="T6">a la entidad y seguir con lo suyo</text:span>, ir a hacer una <text:span text:style-name="T2">investigacion breve</text:span>, o <text:span text:style-name="T4">investigar profundo</text:span>. Los parametros que definiran esto son el <text:span text:style-name="T4">grado </text:span><text:span text:style-name="T2">de sospecha</text:span> del bot y la <text:span text:style-name="T2">distancia</text:span> a la que se encuentra del ente sospechoso.</text:p>
      <text:p text:style-name="P5"/>
      <text:p text:style-name="P10">Estas dos variables tienen cada una tres niveles (<text:span text:style-name="T2">bajo, medio y alto</text:span>), y de sus convinaciones se obtienen las <text:span text:style-name="T2">reglas difusas</text:span> de las que deduciremos una tercera variable, el <text:span text:style-name="T2">interés</text:span>. Los niveles de interés se corresponden con las acciones que tomará el bot.</text:p>
      <text:p text:style-name="P10"/>
      <text:p text:style-name="P10">Al en uno de los estados a los que puede cambiar después del escaneo, se comportará correspondientemente al estado, y, al terminar, volvera a uno de los estados principales.</text:p>
      <text:p text:style-name="P5"/>
      <text:p text:style-name="P11"><text:tab/>- A la hora de atacar</text:p>
      <text:p text:style-name="P5"/>
      <text:p text:style-name="P12"/>
      <text:p text:style-name="P13"/>
      <text:p text:style-name="P5">Logica difus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Gill Sans MT" svg:font-family="'Gill Sans MT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42S</meta:editing-duration>
    <meta:editing-cycles>5</meta:editing-cycles>
    <meta:generator>LibreOffice/5.2.3.3$Windows_x86 LibreOffice_project/d54a8868f08a7b39642414cf2c8ef2f228f780cf</meta:generator>
    <dc:date>2016-12-17T18:38:09.521000000</dc:date>
    <meta:document-statistic meta:table-count="0" meta:image-count="0" meta:object-count="0" meta:page-count="1" meta:paragraph-count="14" meta:word-count="361" meta:character-count="2053" meta:non-whitespace-character-count="1703"/>
    <meta:user-defined meta:name="Info 1"/>
    <meta:user-defined meta:name="Info 2"/>
    <meta:user-defined meta:name="Info 3"/>
    <meta:user-defined meta:name="Info 4"/>
  </office:meta>
</office:document-meta>
</file>